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F00005102000027175B152AA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9cm" svg:stroke-color="#ffffff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</office:automatic-styles>
  <office:body>
    <office:presentation>
      <draw:page draw:name="page1" draw:style-name="dp1" draw:master-page-name="Default" presentation:presentation-page-layout-name="AL1T0">
        <draw:g draw:name="Group 19">
          <draw:frame draw:name="Picture 15" draw:style-name="gr1" draw:text-style-name="P1" draw:layer="layout" svg:width="26.442cm" svg:height="16.534cm" svg:x="0.758cm" svg:y="2.2cm">
            <draw:image xlink:href="Pictures/2000000F00005102000027175B152AA6.wmf" xlink:type="simple" xlink:show="embed" xlink:actuate="onLoad">
              <text:p/>
            </draw:image>
          </draw:frame>
          <draw:custom-shape draw:name="Rectangle 16" draw:style-name="gr2" draw:text-style-name="P2" draw:layer="layout" svg:width="0.475cm" svg:height="0.614cm" svg:x="25.296cm" svg:y="7.3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" draw:layer="layout" svg:width="0.475cm" svg:height="0.614cm" svg:x="25.296cm" svg:y="9.1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2" draw:layer="layout" svg:width="0.475cm" svg:height="0.615cm" svg:x="7.905cm" svg:y="3.6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7T14:53:14</meta:creation-date>
    <dc:date>2013-01-27T14:53:53</dc:date>
    <dc:creator>Jeff Gomes</dc:creator>
    <meta:editing-duration>P0D</meta:editing-duration>
    <meta:editing-cycles>1</meta:editing-cycles>
    <meta:document-statistic meta:object-count="28"/>
    <meta:generator>LibreOffice/3.5$Linux_X86_64 LibreOffice_project/350m1$Build-2</meta:generator>
  </office:meta>
</office:document-meta>
</file>